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cccccc" style:font-name="Arial1"/>
    </style:style>
    <style:style style:name="T2" style:family="text">
      <style:text-properties fo:color="#cccccc" style:font-name="Arial1" fo:font-size="14pt"/>
    </style:style>
    <style:style style:name="T3" style:family="text">
      <style:text-properties fo:color="#0000cc"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While shepherds watched<text:line-break/>Their flocks by night<text:line-break/>All seated on the ground<text:line-break/>The angel of the Lord came down<text:line-break/>And glory shone around<text:line-break/><text:line-break/><text:line-break/>"Fear not," he said,<text:line-break/>For mighty dread<text:line-break/>Had seized their troubled minds<text:line-break/>"Glad tidings of great joy I bring<text:line-break/>To you and all mankind,<text:line-break/><text:line-break/><text:line-break/>"To you in David's<text:line-break/>Town this day<text:line-break/>Is born of David's line<text:line-break/>The Savior who is Christ the Lord<text:line-break/>And this shall be the sign<text:line-break/><text:line-break/><text:line-break/>"The heavenly Babe<text:line-break/>You there shall find<text:line-break/>To human view displayed<text:line-break/>And meanly wrapped<text:line-break/>In swathing bands<text:line-break/>And in a manger laid<text:line-break/><text:line-break/><text:line-break/>Thus spake the seraph,<text:line-break/>And forthwith<text:line-break/>Appeared a shining throng<text:line-break/>Of angels praising God, who thus<text:line-break/>Addressed their joyful song<text:line-break/><text:line-break/><text:line-break/>"All glory be to<text:line-break/>God on high<text:line-break/>And to the earth be peace;<text:line-break/>Goodwill henceforth<text:line-break/>From heaven to men<text:line-break/>Begin and never cease<text:line-break/>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5:13:55.17</meta:creation-date>
    <dc:date>2013-12-08T15:18:25.66</dc:date>
    <meta:editing-duration>PT4M29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1" meta:word-count="137" meta:character-count="747"/>
  </office:meta>
</office:document-meta>
</file>